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fo:font-size="18pt" officeooo:rsid="00ccf1e5" officeooo:paragraph-rsid="00cde63e"/>
    </style:style>
    <style:style style:name="P2" style:family="paragraph" style:parent-style-name="Standard">
      <style:text-properties fo:font-size="18pt" officeooo:rsid="00cde63e" officeooo:paragraph-rsid="00cde63e"/>
    </style:style>
    <style:style style:name="P3" style:family="paragraph" style:parent-style-name="Standard">
      <style:text-properties fo:font-size="18pt" officeooo:rsid="00cde63e" officeooo:paragraph-rsid="00d0e694"/>
    </style:style>
    <style:style style:name="P4" style:family="paragraph" style:parent-style-name="Standard">
      <style:text-properties fo:font-size="18pt" officeooo:rsid="00cde63e" officeooo:paragraph-rsid="00cde63e"/>
    </style:style>
    <style:style style:name="P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96f3d" officeooo:paragraph-rsid="00cde63e" style:font-size-asian="20pt" style:font-weight-asian="bold" style:font-size-complex="20pt" style:font-weight-complex="bold"/>
    </style:style>
    <style:style style:name="T1" style:family="text">
      <style:text-properties officeooo:rsid="005e3d2e"/>
    </style:style>
    <style:style style:name="T2" style:family="text">
      <style:text-properties officeooo:rsid="00cde63e"/>
    </style:style>
    <style:style style:name="T3" style:family="text">
      <style:text-properties officeooo:rsid="00d0e6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ranslations –</text:span> <text:span text:style-name="T1">Rotations</text:span></text:p>
      <text:p text:style-name="Standard"/>
      <text:p text:style-name="P2">Translations</text:p>
      <text:p text:style-name="P2">oral <text:span text:style-name="T3">p204</text:span> : 5, 7</text:p>
      <text:p text:style-name="P2">quadrillages <text:span text:style-name="T3">p205</text:span> : 14, 15, 16</text:p>
      <text:p text:style-name="P2">sans quadrillage <text:span text:style-name="T3">p205</text:span> : 18</text:p>
      <text:p text:style-name="Standard"/>
      <text:p text:style-name="Standard"/>
      <text:p text:style-name="P2">Rotations</text:p>
      <text:p text:style-name="P2">oral <text:span text:style-name="T3">p204</text:span> : 6, 8, 9</text:p>
      <text:p text:style-name="P3"><text:span text:style-name="T3">p204 : </text:span>11, 13</text:p>
      <text:p text:style-name="P3"><text:span text:style-name="T3">p205 :</text:span> 19, 20, 21</text:p>
      <text:p text:style-name="P3"><text:span text:style-name="T3">p206 :</text:span> 22, 25, 26, 27</text:p>
      <text:p text:style-name="P3"><text:span text:style-name="T3">p209 :</text:span> 43</text:p>
      <text:p text:style-name="P2"/>
      <text:p text:style-name="P2"/>
      <text:p text:style-name="P2">Pb ouverts :</text:p>
      <text:p text:style-name="P1"><text:span text:style-name="T3">p209 : </text:span>4<text:span text:style-name="T2">1, 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4M7S</meta:editing-duration>
    <meta:editing-cycles>160</meta:editing-cycles>
    <meta:generator>LibreOffice/7.3.7.2$Linux_X86_64 LibreOffice_project/30$Build-2</meta:generator>
    <meta:initial-creator>Véronique et Thibaud FONTANET</meta:initial-creator>
    <dc:date>2024-09-19T23:41:54.867661873</dc:date>
    <meta:print-date>2021-01-04T09:36:06.738044778</meta:print-date>
    <meta:document-statistic meta:table-count="0" meta:image-count="0" meta:object-count="0" meta:page-count="1" meta:paragraph-count="13" meta:word-count="51" meta:character-count="221" meta:non-whitespace-character-count="182"/>
  </office:meta>
</office:document-meta>
</file>